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91cm" fo:min-width="3.7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5.715cm" svg:x="18.653cm" svg:y="8.112cm">
          <text:p text:style-name="P1">Neur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287cm" svg:y1="9.001cm" svg:x2="18.78cm" svg:y2="10.906cm">
          <text:p/>
        </draw:line>
        <draw:line draw:style-name="gr2" draw:text-style-name="P2" draw:layer="layout" svg:x1="11.287cm" svg:y1="11.922cm" svg:x2="18.78cm" svg:y2="11.541cm">
          <text:p/>
        </draw:line>
        <draw:line draw:style-name="gr2" draw:text-style-name="P2" draw:layer="layout" svg:x1="11.668cm" svg:y1="13.954cm" svg:x2="18.907cm" svg:y2="12.176cm">
          <text:p/>
        </draw:line>
        <draw:line draw:style-name="gr2" draw:text-style-name="P2" draw:layer="layout" svg:x1="12.303cm" svg:y1="15.605cm" svg:x2="19.542cm" svg:y2="12.684cm">
          <text:p/>
        </draw:line>
        <draw:line draw:style-name="gr2" draw:text-style-name="P2" draw:layer="layout" svg:x1="24.495cm" svg:y1="11.16cm" svg:x2="29.702cm" svg:y2="11.16cm">
          <text:p/>
        </draw:line>
        <draw:frame draw:style-name="gr3" draw:text-style-name="P3" draw:layer="layout" svg:width="1.277cm" svg:height="0.962cm" svg:x="9.763cm" svg:y="7.858cm">
          <draw:text-box>
            <text:p>X1</text:p>
          </draw:text-box>
        </draw:frame>
        <draw:frame draw:style-name="gr4" draw:text-style-name="P3" draw:layer="layout" svg:width="1.277cm" svg:height="1.673cm" svg:x="9.763cm" svg:y="11.541cm">
          <draw:text-box>
            <text:p>X2</text:p>
            <text:p/>
          </draw:text-box>
        </draw:frame>
        <draw:frame draw:style-name="gr4" draw:text-style-name="P3" draw:layer="layout" svg:width="1.277cm" svg:height="0.962cm" svg:x="9.883cm" svg:y="13.7cm">
          <draw:text-box>
            <text:p>X3</text:p>
          </draw:text-box>
        </draw:frame>
        <draw:frame draw:style-name="gr4" draw:text-style-name="P3" draw:layer="layout" svg:width="1.277cm" svg:height="1.673cm" svg:x="10.779cm" svg:y="15.859cm">
          <draw:text-box>
            <text:p>Xn</text:p>
            <text:p/>
          </draw:text-box>
        </draw:frame>
        <draw:frame draw:style-name="gr4" draw:text-style-name="P3" draw:layer="layout" svg:width="2.157cm" svg:height="0.962cm" svg:x="26.783cm" svg:y="9.309cm">
          <draw:text-box>
            <text:p>Sortie</text:p>
          </draw:text-box>
        </draw:frame>
        <draw:frame draw:style-name="gr4" draw:text-style-name="P3" draw:layer="layout" svg:width="2.369cm" svg:height="0.962cm" svg:x="13.7cm" svg:y="7.223cm">
          <draw:text-box>
            <text:p>Entré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9:04:18.612000000</meta:creation-date>
    <dc:date>2018-11-07T19:21:10.455000000</dc:date>
    <meta:editing-duration>PT6M41S</meta:editing-duration>
    <meta:editing-cycles>2</meta:editing-cycles>
    <meta:generator>LibreOffice/6.1.2.1$Windows_X86_64 LibreOffice_project/65905a128db06ba48db947242809d14d3f9a93fe</meta:generator>
    <meta:document-statistic meta:object-count="12"/>
  </office:meta>
</office:document-meta>
</file>